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style:font-name="Calibri" style:font-name-complex="Calibri"/>
    </style:style>
    <style:style style:name="T2" style:parent-style-name="DefaultParagraphFont" style:family="text">
      <style:text-properties style:font-name="Calibri" style:font-name-complex="Calibri" fo:color="#7030A0" fo:background-color="#C0C0C0"/>
    </style:style>
    <style:style style:name="P3" style:parent-style-name="Normal" style:family="paragraph">
      <style:text-properties style:font-name-complex="Calibri" fo:font-size="14pt" style:font-size-asian="14pt"/>
    </style:style>
    <style:style style:name="T4" style:parent-style-name="DefaultParagraphFont" style:family="text">
      <style:text-properties style:font-name-complex="Calibri" fo:color="#7030A0" fo:font-size="14pt" style:font-size-asian="14pt" fo:background-color="#C0C0C0"/>
    </style:style>
    <style:style style:name="T5" style:parent-style-name="DefaultParagraphFont" style:family="text">
      <style:text-properties style:font-name-complex="Calibri" fo:color="#7030A0" fo:font-size="14pt" style:font-size-asian="14pt"/>
    </style:style>
    <style:style style:name="T6" style:parent-style-name="DefaultParagraphFont" style:family="text">
      <style:text-properties style:font-name-complex="Calibri" fo:font-size="14pt" style:font-size-asian="14pt"/>
    </style:style>
    <style:style style:name="T7" style:parent-style-name="DefaultParagraphFont" style:family="text">
      <style:text-properties style:font-name-complex="Calibri" fo:color="#7030A0" fo:font-size="14pt" style:font-size-asian="14pt" fo:background-color="#C0C0C0"/>
    </style:style>
    <style:style style:name="T8" style:parent-style-name="DefaultParagraphFont" style:family="text">
      <style:text-properties style:font-name-complex="Calibri" fo:color="#7030A0" fo:font-size="14pt" style:font-size-asian="14pt"/>
    </style:style>
    <style:style style:name="T9" style:parent-style-name="DefaultParagraphFont" style:family="text">
      <style:text-properties style:font-name-complex="Calibri" fo:font-size="14pt" style:font-size-asian="14pt"/>
    </style:style>
    <style:style style:name="T10" style:parent-style-name="DefaultParagraphFont" style:family="text">
      <style:text-properties style:font-name-complex="Calibri" fo:color="#7030A0" fo:font-size="14pt" style:font-size-asian="14pt" fo:background-color="#C0C0C0"/>
    </style:style>
    <style:style style:name="T11" style:parent-style-name="DefaultParagraphFont" style:family="text">
      <style:text-properties style:font-name-complex="Calibri" fo:color="#7030A0" fo:font-size="14pt" style:font-size-asian="14pt"/>
    </style:style>
    <style:style style:name="T12" style:parent-style-name="DefaultParagraphFont" style:family="text">
      <style:text-properties style:font-name-complex="Calibri" fo:font-size="14pt" style:font-size-asian="14pt"/>
    </style:style>
    <style:style style:name="T13" style:parent-style-name="DefaultParagraphFont" style:family="text">
      <style:text-properties style:font-name-complex="Calibri" fo:font-size="14pt" style:font-size-asian="14pt"/>
    </style:style>
    <style:style style:name="T14" style:parent-style-name="DefaultParagraphFont" style:family="text">
      <style:text-properties style:font-name-complex="Calibri" fo:color="#7030A0" fo:font-size="14pt" style:font-size-asian="14pt" fo:background-color="#C0C0C0"/>
    </style:style>
    <style:style style:name="T15" style:parent-style-name="DefaultParagraphFont" style:family="text">
      <style:text-properties style:font-name-complex="Calibri" fo:color="#7030A0" fo:font-size="14pt" style:font-size-asian="14pt"/>
    </style:style>
    <style:style style:name="T16" style:parent-style-name="DefaultParagraphFont" style:family="text">
      <style:text-properties style:font-name-complex="Calibri" fo:font-size="14pt" style:font-size-asian="14pt"/>
    </style:style>
    <style:style style:name="T17" style:parent-style-name="DefaultParagraphFont" style:family="text">
      <style:text-properties style:font-name-complex="Calibri" fo:color="#7030A0" fo:font-size="14pt" style:font-size-asian="14pt" fo:background-color="#C0C0C0"/>
    </style:style>
    <style:style style:name="T18" style:parent-style-name="DefaultParagraphFont" style:family="text">
      <style:text-properties style:font-name-complex="Calibri" fo:color="#7030A0" fo:font-size="14pt" style:font-size-asian="14pt"/>
    </style:style>
    <style:style style:name="T19" style:parent-style-name="DefaultParagraphFont" style:family="text">
      <style:text-properties style:font-name-complex="Calibri" fo:font-size="14pt" style:font-size-asian="14pt"/>
    </style:style>
    <style:style style:name="T20" style:parent-style-name="DefaultParagraphFont" style:family="text">
      <style:text-properties fo:color="#7030A0" fo:font-size="16pt" style:font-size-asian="16pt" style:font-size-complex="16pt" fo:background-color="#C0C0C0"/>
    </style:style>
    <style:style style:name="T21" style:parent-style-name="DefaultParagraphFont" style:family="text">
      <style:text-properties fo:color="#7030A0" fo:font-size="16pt" style:font-size-asian="16pt" style:font-size-complex="16pt" fo:background-color="#C0C0C0"/>
    </style:style>
    <style:style style:name="P22" style:parent-style-name="Normal" style:family="paragraph">
      <style:text-properties fo:font-size="14pt" style:font-size-asian="14pt" style:font-size-complex="14pt"/>
    </style:style>
    <style:style style:name="T23" style:parent-style-name="DefaultParagraphFont" style:family="text">
      <style:text-properties fo:color="#7030A0" fo:font-size="14pt" style:font-size-asian="14pt" style:font-size-complex="14pt" fo:background-color="#C0C0C0"/>
    </style:style>
    <style:style style:name="P24" style:parent-style-name="Normal" style:family="paragraph">
      <style:text-properties fo:font-size="14pt" style:font-size-asian="14pt" style:font-size-complex="14pt"/>
    </style:style>
    <style:style style:name="T25" style:parent-style-name="DefaultParagraphFont" style:family="text">
      <style:text-properties fo:color="#7030A0" fo:font-size="14pt" style:font-size-asian="14pt" style:font-size-complex="14pt" fo:background-color="#C0C0C0"/>
    </style:style>
    <style:style style:name="T26" style:parent-style-name="DefaultParagraphFont" style:family="text">
      <style:text-properties fo:color="#7030A0" fo:font-size="14pt" style:font-size-asian="14pt" style:font-size-complex="14pt" fo:background-color="#C0C0C0"/>
    </style:style>
    <style:style style:name="T27" style:parent-style-name="DefaultParagraphFont" style:family="text">
      <style:text-properties fo:color="#7030A0" fo:font-size="14pt" style:font-size-asian="14pt" style:font-size-complex="14pt" fo:background-color="#C0C0C0"/>
    </style:style>
    <style:style style:name="P28" style:parent-style-name="Normal" style:family="paragraph">
      <style:text-properties fo:font-size="14pt" style:font-size-asian="14pt" style:font-size-complex="14pt"/>
    </style:style>
    <style:style style:name="T29" style:parent-style-name="DefaultParagraphFont" style:family="text">
      <style:text-properties fo:color="#7030A0" fo:font-size="14pt" style:font-size-asian="14pt" style:font-size-complex="14pt" fo:background-color="#C0C0C0"/>
    </style:style>
    <style:style style:name="T30" style:parent-style-name="DefaultParagraphFont" style:family="text">
      <style:text-properties fo:color="#7030A0" fo:font-size="14pt" style:font-size-asian="14pt" style:font-size-complex="14pt" fo:background-color="#C0C0C0"/>
    </style:style>
    <style:style style:name="T31" style:parent-style-name="DefaultParagraphFont" style:family="text">
      <style:text-properties fo:color="#7030A0" fo:font-size="14pt" style:font-size-asian="14pt" style:font-size-complex="14pt" fo:background-color="#C0C0C0"/>
    </style:style>
    <style:style style:name="P32" style:parent-style-name="Normal" style:family="paragraph">
      <style:text-properties fo:font-size="14pt" style:font-size-asian="14pt" style:font-size-complex="14pt"/>
    </style:style>
    <style:style style:name="T33" style:parent-style-name="DefaultParagraphFont" style:family="text">
      <style:text-properties fo:color="#7030A0" fo:font-size="14pt" style:font-size-asian="14pt" style:font-size-complex="14pt" fo:background-color="#C0C0C0"/>
    </style:style>
    <style:style style:name="T34" style:parent-style-name="DefaultParagraphFont" style:family="text">
      <style:text-properties fo:color="#7030A0" fo:font-size="14pt" style:font-size-asian="14pt" style:font-size-complex="14pt" fo:background-color="#C0C0C0"/>
    </style:style>
    <style:style style:name="T35" style:parent-style-name="DefaultParagraphFont" style:family="text">
      <style:text-properties fo:color="#7030A0" fo:font-size="14pt" style:font-size-asian="14pt" style:font-size-complex="14pt" fo:background-color="#C0C0C0"/>
    </style:style>
    <style:style style:name="P36" style:parent-style-name="Normal" style:family="paragraph">
      <style:text-properties fo:font-size="14pt" style:font-size-asian="14pt" style:font-size-complex="14pt"/>
    </style:style>
    <style:style style:name="T37" style:parent-style-name="DefaultParagraphFont" style:family="text">
      <style:text-properties fo:color="#7030A0" fo:font-size="14pt" style:font-size-asian="14pt" style:font-size-complex="14pt" fo:background-color="#C0C0C0"/>
    </style:style>
    <style:style style:name="T38" style:parent-style-name="DefaultParagraphFont" style:family="text">
      <style:text-properties fo:color="#7030A0" fo:font-size="14pt" style:font-size-asian="14pt" style:font-size-complex="14pt" fo:background-color="#C0C0C0"/>
    </style:style>
    <style:style style:name="T39" style:parent-style-name="DefaultParagraphFont" style:family="text">
      <style:text-properties fo:color="#7030A0" fo:font-size="14pt" style:font-size-asian="14pt" style:font-size-complex="14pt" fo:background-color="#C0C0C0"/>
    </style:style>
    <style:style style:name="P40" style:parent-style-name="Normal" style:family="paragraph">
      <style:text-properties fo:font-size="14pt" style:font-size-asian="14pt" style:font-size-complex="14pt"/>
    </style:style>
    <style:style style:name="T41" style:parent-style-name="DefaultParagraphFont" style:family="text">
      <style:text-properties fo:color="#7030A0" fo:font-size="14pt" style:font-size-asian="14pt" style:font-size-complex="14pt" fo:background-color="#C0C0C0"/>
    </style:style>
    <style:style style:name="T42" style:parent-style-name="DefaultParagraphFont" style:family="text">
      <style:text-properties fo:color="#7030A0" fo:font-size="14pt" style:font-size-asian="14pt" style:font-size-complex="14pt" fo:background-color="#C0C0C0"/>
    </style:style>
    <style:style style:name="T43" style:parent-style-name="DefaultParagraphFont" style:family="text">
      <style:text-properties fo:color="#7030A0" fo:font-size="14pt" style:font-size-asian="14pt" style:font-size-complex="14pt" fo:background-color="#C0C0C0"/>
    </style:style>
    <style:style style:name="P44" style:parent-style-name="Normal" style:family="paragraph">
      <style:text-properties fo:font-size="14pt" style:font-size-asian="14pt" style:font-size-complex="14pt"/>
    </style:style>
    <style:style style:name="T45" style:parent-style-name="DefaultParagraphFont" style:family="text">
      <style:text-properties fo:color="#7030A0" fo:font-size="14pt" style:font-size-asian="14pt" style:font-size-complex="14pt" fo:background-color="#C0C0C0"/>
    </style:style>
    <style:style style:name="T46" style:parent-style-name="DefaultParagraphFont" style:family="text">
      <style:text-properties fo:color="#7030A0" fo:font-size="14pt" style:font-size-asian="14pt" style:font-size-complex="14pt" fo:background-color="#C0C0C0"/>
    </style:style>
    <style:style style:name="T47" style:parent-style-name="DefaultParagraphFont" style:family="text">
      <style:text-properties fo:color="#7030A0" fo:font-size="14pt" style:font-size-asian="14pt" style:font-size-complex="14pt" fo:background-color="#C0C0C0"/>
    </style:style>
    <style:style style:name="P48" style:parent-style-name="Normal" style:family="paragraph">
      <style:text-properties fo:font-size="14pt" style:font-size-asian="14pt" style:font-size-complex="14pt"/>
    </style:style>
    <style:style style:name="T49" style:parent-style-name="DefaultParagraphFont" style:family="text">
      <style:text-properties fo:color="#7030A0" fo:font-size="14pt" style:font-size-asian="14pt" style:font-size-complex="14pt" fo:background-color="#C0C0C0"/>
    </style:style>
    <style:style style:name="T50" style:parent-style-name="DefaultParagraphFont" style:family="text">
      <style:text-properties fo:color="#7030A0" fo:font-size="14pt" style:font-size-asian="14pt" style:font-size-complex="14pt" fo:background-color="#C0C0C0"/>
    </style:style>
    <style:style style:name="T51" style:parent-style-name="DefaultParagraphFont" style:family="text">
      <style:text-properties fo:color="#7030A0" fo:font-size="14pt" style:font-size-asian="14pt" style:font-size-complex="14pt" fo:background-color="#C0C0C0"/>
    </style:style>
    <style:style style:name="T52" style:parent-style-name="DefaultParagraphFont" style:family="text">
      <style:text-properties fo:font-size="14pt" style:font-size-asian="14pt" style:font-size-complex="14pt"/>
    </style:style>
    <style:style style:name="T53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PROBLEM STATEMENT</text:p>
      <text:h text:style-name="Heading1" text:outline-level="1"><text:span text:style-name="T2">KPI's REQUIREMENT</text:span></text:h>
      <text:p text:style-name="Normal"/>
      <text:p text:style-name="P3">We need to analyze key indicators for our pizza sales data to gain insights into our business performance. Specifically, we want to calculate the<text:s/>following metrics:</text:p>
      <text:p text:style-name="Normal"><text:span text:style-name="T4">1. Total Revenue:</text:span><text:span text:style-name="T5"><text:s/></text:span><text:span text:style-name="T6">The sum of the total price of all pizza orders.</text:span></text:p>
      <text:p text:style-name="Normal"><text:span text:style-name="T7">2. Average Order Value:</text:span><text:span text:style-name="T8"><text:s/></text:span><text:span text:style-name="T9">The average amount spent per order, calculated by dividing the total revenue by the total number of orders.</text:span></text:p>
      <text:p text:style-name="Normal"><text:span text:style-name="T10">3. Total Pizzas Sold:</text:span><text:span text:style-name="T11"><text:s/></text:span><text:span text:style-name="T12">The sum of the qu</text:span><text:span text:style-name="T13">antities of all pizzas sold.</text:span></text:p>
      <text:p text:style-name="Normal"><text:span text:style-name="T14">4. Total Orders:</text:span><text:span text:style-name="T15"><text:s/></text:span><text:span text:style-name="T16">The total number of orders placed.</text:span></text:p>
      <text:p text:style-name="Normal"><text:span text:style-name="T17">5. Average Pizzas Per Order:</text:span><text:span text:style-name="T18"><text:s/></text:span><text:span text:style-name="T19">The average number of pizzas sold per order, calculated by dividing the total number of pizzas sold by the total number of orders.</text:span></text:p>
      <text:p text:style-name="Normal"/>
      <text:p text:style-name="Normal"><text:span text:style-name="T20">CHARTS REQUIRE</text:span><text:span text:style-name="T21">MENT</text:span></text:p>
      <text:p text:style-name="P22">We would like to visualize various aspects of our pizza sales data to gain insights and understand key trends. We have identified the following requirements for creating charts:</text:p>
      <text:p text:style-name="Normal"><text:span text:style-name="T23">1. Daily Trend for Total Orders:</text:span></text:p>
      <text:p text:style-name="P24">Create a bar chart that displays the daily trend of total orders over a specific time period. This chart will help us identify any patterns or fluctuations in order volumes on a daily basis.</text:p>
      <text:p text:style-name="Normal"><text:span text:style-name="T25">2.</text:span><text:bookmark-start text:name="_Hlk158381178"/><text:span text:style-name="T26">Monthly</text:span><text:span text:style-name="T27"><text:s/>Trend for Total Orders:</text:span><text:bookmark-end text:name="_Hlk158381178"/></text:p>
      <text:soft-page-break/>
      <text:p text:style-name="P28">Create a line chart that illustrates the<text:s/>Monthly<text:s/>trend of total orders throughout the<text:s/>month. This chart will allow us to identify peak<text:s/>months<text:s/>or periods of high order activity.</text:p>
      <text:p text:style-name="Normal"><text:span text:style-name="T29">3.</text:span><text:bookmark-start text:name="_Hlk158388038"/><text:span text:style-name="T30">Hourly</text:span><text:span text:style-name="T31"><text:s/>Trend for Total Orders:</text:span><text:bookmark-end text:name="_Hlk158388038"/></text:p>
      <text:p text:style-name="P32">Create a line chart that illustrates the Monthly trend of total orders throughout the<text:s/>day. This chart will allow us to identify peak months or periods of high order activity.</text:p>
      <text:p text:style-name="Normal"><text:span text:style-name="T33">4</text:span><text:span text:style-name="T34">.P</text:span><text:bookmark-start text:name="_Hlk158381227"/><text:span text:style-name="T35">ercentage of Sales by Pizza Category:</text:span><text:bookmark-end text:name="_Hlk158381227"/></text:p>
      <text:p text:style-name="P36">Create a pie chart that shows the distribution of sales across different pizza categories. This chart will provide<text:s/>insights into the popularity of various pizza categories and their contribution to overall sales.</text:p>
      <text:p text:style-name="Normal"><text:span text:style-name="T37">5</text:span><text:span text:style-name="T38">.</text:span><text:bookmark-start text:name="_Hlk158385622"/><text:span text:style-name="T39">Percentage of Sales by Pizza Size:</text:span><text:bookmark-end text:name="_Hlk158385622"/></text:p>
      <text:p text:style-name="P40">Generate a pie chart that represents the percentage of sales attributed to different pizza sizes. This chart will help<text:s/>us understand customer preferences for pizza sizes and their impact on sales.</text:p>
      <text:p text:style-name="Normal"><text:span text:style-name="T41">6</text:span><text:span text:style-name="T42">.</text:span><text:bookmark-start text:name="_Hlk158386050"/><text:span text:style-name="T43">Total Pizzas Sold by Pizza Category:</text:span><text:bookmark-end text:name="_Hlk158386050"/></text:p>
      <text:p text:style-name="P44">Create a funnel chart that presents the total number of pizzas sold for each pizza category. This chart will allow us to compare the sales<text:s/>performance of different pizza categories.</text:p>
      <text:p text:style-name="Normal"><text:span text:style-name="T45">7</text:span><text:span text:style-name="T46">.</text:span><text:bookmark-start text:name="_Hlk158387041"/><text:span text:style-name="T47">Top 5 Best Sellers by Revenue, Total Quantity and Total Orders</text:span><text:bookmark-end text:name="_Hlk158387041"/></text:p>
      <text:p text:style-name="P48">Create a bar chart highlighting the top 5 best-selling pizzas based on the Revenue, Total Quantity, Total Orders. This chart will help us identify the most popular pizza options.</text:p>
      <text:p text:style-name="Normal"><text:span text:style-name="T49">8</text:span><text:span text:style-name="T50">.<text:s/></text:span><text:bookmark-start text:name="_Hlk158388735"/><text:span text:style-name="T51">Bottom 5 Best Sellers by Revenue, Total Quantity and Total Orders</text:span><text:bookmark-end text:name="_Hlk158388735"/></text:p>
      <text:soft-page-break/>
      <text:p text:style-name="Normal"><text:span text:style-name="T52">Create a bar chart showcasing the bottom 5 worst-selling pizzas based on the Revenue, Total Quantity, Total Orders. This chart will enable us to identify un</text:span><text:span text:style-name="T53">derperforming or less popular pizza option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mbria" style:font-name-asian="Times New Roman" fo:color="#365F91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mbria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ll</meta:initial-creator>
    <dc:creator>Ravi Kumar</dc:creator>
    <meta:creation-date>2024-02-07T09:51:00Z</meta:creation-date>
    <dc:date>2024-02-09T11:20:00Z</dc:date>
    <meta:template xlink:href="Normal" xlink:type="simple"/>
    <meta:editing-cycles>4</meta:editing-cycles>
    <meta:editing-duration>PT6060S</meta:editing-duration>
    <meta:document-statistic meta:page-count="3" meta:paragraph-count="5" meta:word-count="409" meta:character-count="2739" meta:row-count="19" meta:non-whitespace-character-count="2335"/>
  </office:meta>
</office:document-meta>
</file>